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28000001209C7A4C1C106D2EB5.jpg" manifest:media-type="image/jpeg"/>
  <manifest:file-entry manifest:full-path="Pictures/10000001000006720000022E707522E9F9E02DD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face style:name="Arial Narrow" svg:font-family="'Arial Narrow'" style:font-family-generic="roman"/>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Header">
      <style:paragraph-properties fo:margin-left="0.501cm" fo:margin-right="2.999cm" fo:text-align="center" style:justify-single-word="false" fo:text-indent="0cm" style:auto-text-indent="false">
        <style:tab-stops>
          <style:tab-stop style:position="7.795cm" style:type="center"/>
          <style:tab-stop style:position="15.002cm"/>
          <style:tab-stop style:position="15.589cm" style:type="right"/>
        </style:tab-stops>
      </style:paragraph-properties>
    </style:style>
    <style:style style:name="P3" style:family="paragraph" style:parent-style-name="Header">
      <style:paragraph-properties fo:margin-left="0.501cm" fo:margin-right="2.999cm" fo:text-align="center" style:justify-single-word="false" fo:text-indent="0cm" style:auto-text-indent="false"/>
    </style:style>
    <style:style style:name="P4" style:family="paragraph" style:parent-style-name="Standard">
      <loext:graphic-properties draw:fill="solid" draw:fill-color="#ffffff"/>
      <style:paragraph-properties fo:text-align="center" style:justify-single-word="false" fo:background-color="#ffffff"/>
      <style:text-properties fo:text-transform="uppercase" fo:font-size="14pt" fo:font-weight="bold" style:font-size-asian="14pt" style:font-weight-asian="bold"/>
    </style:style>
    <style:style style:name="P5" style:family="paragraph" style:parent-style-name="Standard">
      <loext:graphic-properties draw:fill="solid" draw:fill-color="#ffffff"/>
      <style:paragraph-properties fo:text-align="center" style:justify-single-word="false" fo:background-color="#ffffff"/>
    </style:style>
    <style:style style:name="P6" style:family="paragraph" style:parent-style-name="Standard">
      <loext:graphic-properties draw:fill="solid" draw:fill-color="#ffffff"/>
      <style:paragraph-properties fo:text-align="center" style:justify-single-word="false" fo:background-color="#ffffff"/>
      <style:text-properties officeooo:paragraph-rsid="0014f13a"/>
    </style:style>
    <style:style style:name="P7" style:family="paragraph" style:parent-style-name="Standard">
      <loext:graphic-properties draw:fill="solid" draw:fill-color="#ffffff"/>
      <style:paragraph-properties fo:text-align="center" style:justify-single-word="false" fo:background-color="#ffffff"/>
      <style:text-properties fo:language="en" fo:country="US"/>
    </style:style>
    <style:style style:name="P8" style:family="paragraph" style:parent-style-name="Standard">
      <loext:graphic-properties draw:fill="solid" draw:fill-color="#ffffff"/>
      <style:paragraph-properties fo:text-align="justify" style:justify-single-word="false" fo:background-color="#ffffff"/>
    </style:style>
    <style:style style:name="P9" style:family="paragraph" style:parent-style-name="Standard">
      <style:paragraph-properties fo:text-align="justify" style:justify-single-word="false"/>
      <style:text-properties officeooo:paragraph-rsid="00192c81"/>
    </style:style>
    <style:style style:name="P10" style:family="paragraph" style:parent-style-name="Standard">
      <loext:graphic-properties draw:fill="solid" draw:fill-color="#ffffff"/>
      <style:paragraph-properties fo:text-align="justify" style:justify-single-word="false" fo:background-color="#ffffff"/>
      <style:text-properties fo:font-size="10pt" fo:font-style="italic" style:font-size-asian="10pt" style:font-style-asian="italic" style:font-size-complex="10pt"/>
    </style:style>
    <style:style style:name="T1" style:family="text">
      <style:text-properties fo:text-transform="uppercase" fo:font-weight="bold" style:font-weight-asian="bold"/>
    </style:style>
    <style:style style:name="T2" style:family="text">
      <style:text-properties fo:text-transform="uppercase" fo:font-size="14pt" fo:font-weight="bold" style:font-size-asian="14pt" style:font-weight-asian="bold"/>
    </style:style>
    <style:style style:name="T3" style:family="text">
      <style:text-properties fo:text-transform="uppercase" fo:font-size="14pt" fo:font-weight="bold" officeooo:rsid="0014f13a" style:font-size-asian="14pt" style:font-weight-asian="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14f13a"/>
    </style:style>
    <style:style style:name="T6" style:family="text">
      <style:text-properties style:text-position="super 58%"/>
    </style:style>
    <style:style style:name="T7" style:family="text">
      <style:text-properties style:text-position="super 58%" fo:font-style="italic" style:font-style-asian="italic"/>
    </style:style>
    <style:style style:name="T8" style:family="text">
      <style:text-properties fo:language="en" fo:country="US"/>
    </style:style>
    <style:style style:name="T9" style:family="text">
      <style:text-properties fo:font-style="italic" style:font-style-asian="italic"/>
    </style:style>
    <style:style style:name="T10" style:family="text">
      <style:text-properties fo:font-style="italic" officeooo:rsid="0014f13a" style:font-style-asian="italic"/>
    </style:style>
    <style:style style:name="T11" style:family="text">
      <style:text-properties fo:font-weight="bold" style:font-weight-asian="bold"/>
    </style:style>
    <style:style style:name="T12" style:family="text">
      <style:text-properties fo:font-size="10pt" fo:font-style="italic" style:font-size-asian="10pt" style:font-style-asian="italic" style:font-size-complex="10pt"/>
    </style:style>
    <style:style style:name="T13" style:family="text">
      <style:text-properties fo:font-size="10pt" style:font-size-asian="10pt" style:font-size-complex="10pt"/>
    </style:style>
    <style:style style:name="T14" style:family="text">
      <style:text-properties style:font-name="Arial Narrow" fo:font-weight="bold" style:font-weight-asian="bold" style:font-name-complex="Arial2"/>
    </style:style>
    <style:style style:name="T15" style:family="text">
      <style:text-properties style:font-name="Arial" style:font-name-complex="Arial2"/>
    </style:style>
    <style:style style:name="T16" style:family="text">
      <style:text-properties fo:color="#333333" loext:opacity="100%" fo:font-size="10pt" style:font-size-asian="10pt" style:font-size-complex="10pt"/>
    </style:style>
    <style:style style:name="T17" style:family="text">
      <style:text-properties officeooo:rsid="0014f13a"/>
    </style:style>
    <style:style style:name="T18" style:family="text">
      <style:text-properties officeooo:rsid="0017b811"/>
    </style:style>
    <style:style style:name="T19" style:family="text">
      <style:text-properties officeooo:rsid="0018ba0d"/>
    </style:style>
    <style:style style:name="T20" style:family="text">
      <style:text-properties officeooo:rsid="0018ba0d" fo:background-color="#ffff00" loext:char-shading-value="0"/>
    </style:style>
    <style:style style:name="T21" style:family="text">
      <style:text-properties officeooo:rsid="0019d9c2" fo:background-color="#ffff00" loext:char-shading-value="0"/>
    </style:style>
    <style:style style:name="T22" style:family="text">
      <style:text-properties officeooo:rsid="00192c81" fo:background-color="transparent" loext:char-shading-value="0"/>
    </style:style>
    <style:style style:name="T23" style:family="text">
      <style:text-properties fo:background-color="transparent" loext:char-shading-value="0"/>
    </style:style>
    <style:style style:name="T24" style:family="text">
      <style:text-properties officeooo:rsid="001b69ae" fo:background-color="transparent" loext:char-shading-value="0"/>
    </style:style>
    <style:style style:name="T25" style:family="text">
      <style:text-properties officeooo:rsid="0018ba0d" fo:background-color="transparent" loext:char-shading-value="0"/>
    </style:style>
    <style:style style:name="T26" style:family="text">
      <style:text-properties officeooo:rsid="0019d9c2" fo:background-color="transparent" loext:char-shading-value="0"/>
    </style:style>
    <style:style style:name="T27" style:family="text">
      <style:text-properties fo:font-variant="normal" fo:text-transform="none" style:text-position="0% 100%" fo:font-style="normal" style:text-underline-style="none" fo:font-weight="normal"/>
    </style:style>
    <style:style style:name="T28" style:family="text">
      <style:text-properties fo:font-variant="normal" fo:text-transform="none" style:text-position="0% 100%" fo:font-style="normal" style:text-underline-style="none" fo:font-weight="normal" officeooo:rsid="00192c81" fo:background-color="transparent" loext:char-shading-value="0"/>
    </style:style>
    <style:style style:name="T29" style:family="text">
      <style:text-properties officeooo:rsid="001c94fd"/>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3">A EVOLUÇÃO DA RAZÃO DE DEPENDÊNCIA DEMOGRÁFICA BRASILEIRA NO PERÍODO DE 2000 A 2060</text:span><text:span text:style-name="T2"/></text:p>
      <text:p text:style-name="P4"/>
      <text:p text:style-name="P5"><text:span text:style-name="T5">Luísa Gisele Böck</text:span><text:span text:style-name="T4">.</text:span><text:span text:style-name="T6">1</text:span>(<text:span text:style-name="T17">GR</text:span>); <text:span text:style-name="T17">Angela Isabel dos Santos Dullius</text:span><text:span text:style-name="T6">2</text:span>(<text:span text:style-name="T17">O</text:span>)</text:p>
      <text:p text:style-name="P7"/>
      <text:p text:style-name="P5"><text:span text:style-name="T7">1</text:span><text:span text:style-name="T9">Departamento de </text:span><text:span text:style-name="T10">Economia e Relações Internacionais</text:span><text:span text:style-name="T9">, Universidade Federal de Santa Maria; </text:span><text:span text:style-name="T7">2</text:span><text:span text:style-name="T9">Departamento de </text:span><text:span text:style-name="T10">Estatística</text:span><text:span text:style-name="T9">, Universidade Federal </text:span><text:span text:style-name="T10">de Santa Maria</text:span><text:span text:style-name="T9"/></text:p>
      <text:p text:style-name="P5"><text:span text:style-name="T11"/></text:p>
      <text:p text:style-name="P9"><text:tab/><text:span text:style-name="T17">A Razão de Dependência (RD) mede a participação relativa do contingente populacional potencialmente inativo que necessitaria ser sustentado pela parcela da população potencialmente produtiva </text:span><text:reference-mark-start text:name="ZOTERO_ITEM CSL_CITATION {&quot;citationID&quot;:&quot;PNcSPgVz&quot;,&quot;properties&quot;:{&quot;formattedCitation&quot;:&quot;(DATASUS, 2005)&quot;,&quot;plainCitation&quot;:&quot;(DATASUS, 2005)&quot;,&quot;noteIndex&quot;:0},&quot;citationItems&quot;:[{&quot;id&quot;:34,&quot;uris&quot;:[&quot;http://zotero.org/users/8713213/items/WJB27FPF&quot;],&quot;itemData&quot;:{&quot;id&quot;:34,&quot;type&quot;:&quot;article-journal&quot;,&quot;title&quot;:&quot;DATASUS&quot;,&quot;URL&quot;:&quot;http://tabnet.datasus.gov.br/tabdata/LivroIDB/2edrev/a16.pdf&quot;,&quot;author&quot;:[{&quot;family&quot;:&quot;DATASUS&quot;,&quot;given&quot;:&quot;&quot;}],&quot;accessed&quot;:{&quot;date-parts&quot;:[[&quot;2023&quot;,2,5]]},&quot;issued&quot;:{&quot;date-parts&quot;:[[&quot;2005&quot;]]}}}],&quot;schema&quot;:&quot;https://github.com/citation-style-language/schema/raw/master/csl-citation.json&quot;} RNDqT4C4vhcd8"/><text:span text:style-name="T17">(DATASUS, 2005)</text:span><text:reference-mark-end text:name="ZOTERO_ITEM CSL_CITATION {&quot;citationID&quot;:&quot;PNcSPgVz&quot;,&quot;properties&quot;:{&quot;formattedCitation&quot;:&quot;(DATASUS, 2005)&quot;,&quot;plainCitation&quot;:&quot;(DATASUS, 2005)&quot;,&quot;noteIndex&quot;:0},&quot;citationItems&quot;:[{&quot;id&quot;:34,&quot;uris&quot;:[&quot;http://zotero.org/users/8713213/items/WJB27FPF&quot;],&quot;itemData&quot;:{&quot;id&quot;:34,&quot;type&quot;:&quot;article-journal&quot;,&quot;title&quot;:&quot;DATASUS&quot;,&quot;URL&quot;:&quot;http://tabnet.datasus.gov.br/tabdata/LivroIDB/2edrev/a16.pdf&quot;,&quot;author&quot;:[{&quot;family&quot;:&quot;DATASUS&quot;,&quot;given&quot;:&quot;&quot;}],&quot;accessed&quot;:{&quot;date-parts&quot;:[[&quot;2023&quot;,2,5]]},&quot;issued&quot;:{&quot;date-parts&quot;:[[&quot;2005&quot;]]}}}],&quot;schema&quot;:&quot;https://github.com/citation-style-language/schema/raw/master/csl-citation.json&quot;} RNDqT4C4vhcd8"/>. <text:span text:style-name="T17">A razão de dependência total é obtida através da divisão da soma dos grupos etários economicamente dependentes (menores de 15 anos e maiores de 65 anos de idade) pelo grupo etário em idade para trabalhar (entre 15 e 64 anos de idade) da população residente de um determinado espaço geográfico e ano considerado, multiplicado por 100. A Razão de Dependência Total (RDT) pode ser decomposta em: i) Razão de Dependência de Jovens (RDJ) – calculada pela razão entre o número de pessoas entre 0 e 14 anos e o número de indivíduos entre 15 e 64 anos na população, multiplicada por 100 – e ii) Razão de Dependência de Idosos (RDI) – obtida através da razão entre o número de pessoas com mais de 65 anos e o número de pessoas entre 15 e 64 anos de idade, também multiplicada por 100 </text:span><text:reference-mark-start text:name="ZOTERO_ITEM CSL_CITATION {&quot;citationID&quot;:&quot;d4ofMwEy&quot;,&quot;properties&quot;:{&quot;formattedCitation&quot;:&quot;(IFI, 2019)&quot;,&quot;plainCitation&quot;:&quot;(IFI, 2019)&quot;,&quot;noteIndex&quot;:0},&quot;citationItems&quot;:[{&quot;id&quot;:35,&quot;uris&quot;:[&quot;http://zotero.org/users/8713213/items/6V44C7FC&quot;],&quot;itemData&quot;:{&quot;id&quot;:35,&quot;type&quot;:&quot;article-journal&quot;,&quot;title&quot;:&quot;RELATÓRIO DE ACOMPANHAMENTO FISCAL&quot;,&quot;URL&quot;:&quot;https://www2.senado.leg.br/bdsf/bitstream/handle/id/554772/RAF26_MAR2019_Diagnostico_Demografico.pdf&quot;,&quot;author&quot;:[{&quot;family&quot;:&quot;IFI&quot;,&quot;given&quot;:&quot;&quot;}],&quot;accessed&quot;:{&quot;date-parts&quot;:[[&quot;2023&quot;,2,5]]},&quot;issued&quot;:{&quot;date-parts&quot;:[[&quot;2019&quot;]]}}}],&quot;schema&quot;:&quot;https://github.com/citation-style-language/schema/raw/master/csl-citation.json&quot;} RNDc1b6nb7cIz"/>(IFI, 2019)<text:reference-mark-end text:name="ZOTERO_ITEM CSL_CITATION {&quot;citationID&quot;:&quot;d4ofMwEy&quot;,&quot;properties&quot;:{&quot;formattedCitation&quot;:&quot;(IFI, 2019)&quot;,&quot;plainCitation&quot;:&quot;(IFI, 2019)&quot;,&quot;noteIndex&quot;:0},&quot;citationItems&quot;:[{&quot;id&quot;:35,&quot;uris&quot;:[&quot;http://zotero.org/users/8713213/items/6V44C7FC&quot;],&quot;itemData&quot;:{&quot;id&quot;:35,&quot;type&quot;:&quot;article-journal&quot;,&quot;title&quot;:&quot;RELATÓRIO DE ACOMPANHAMENTO FISCAL&quot;,&quot;URL&quot;:&quot;https://www2.senado.leg.br/bdsf/bitstream/handle/id/554772/RAF26_MAR2019_Diagnostico_Demografico.pdf&quot;,&quot;author&quot;:[{&quot;family&quot;:&quot;IFI&quot;,&quot;given&quot;:&quot;&quot;}],&quot;accessed&quot;:{&quot;date-parts&quot;:[[&quot;2023&quot;,2,5]]},&quot;issued&quot;:{&quot;date-parts&quot;:[[&quot;2019&quot;]]}}}],&quot;schema&quot;:&quot;https://github.com/citation-style-language/schema/raw/master/csl-citation.json&quot;} RNDc1b6nb7cIz"/>. <text:span text:style-name="T18">Valores elevados apontam que a </text:span><text:span text:style-name="T29">P</text:span><text:span text:style-name="T18">opulação </text:span><text:span text:style-name="T29">E</text:span><text:span text:style-name="T18">conomicamente </text:span><text:span text:style-name="T29">A</text:span><text:span text:style-name="T18">tiva (PEA) deve sustentar uma maior proporção de dependentes </text:span><text:reference-mark-start text:name="ZOTERO_ITEM CSL_CITATION {&quot;citationID&quot;:&quot;rcmd9EKB&quot;,&quot;properties&quot;:{&quot;formattedCitation&quot;:&quot;(DATASUS, 2005)&quot;,&quot;plainCitation&quot;:&quot;(DATASUS, 2005)&quot;,&quot;noteIndex&quot;:0},&quot;citationItems&quot;:[{&quot;id&quot;:34,&quot;uris&quot;:[&quot;http://zotero.org/users/8713213/items/WJB27FPF&quot;],&quot;itemData&quot;:{&quot;id&quot;:34,&quot;type&quot;:&quot;article-journal&quot;,&quot;title&quot;:&quot;DATASUS&quot;,&quot;URL&quot;:&quot;http://tabnet.datasus.gov.br/tabdata/LivroIDB/2edrev/a16.pdf&quot;,&quot;author&quot;:[{&quot;family&quot;:&quot;DATASUS&quot;,&quot;given&quot;:&quot;&quot;}],&quot;accessed&quot;:{&quot;date-parts&quot;:[[&quot;2023&quot;,2,5]]},&quot;issued&quot;:{&quot;date-parts&quot;:[[&quot;2005&quot;]]}}}],&quot;schema&quot;:&quot;https://github.com/citation-style-language/schema/raw/master/csl-citation.json&quot;} RNDThpBWoNQNY"/><text:span text:style-name="T18">(DATASUS, 2005)</text:span><text:reference-mark-end text:name="ZOTERO_ITEM CSL_CITATION {&quot;citationID&quot;:&quot;rcmd9EKB&quot;,&quot;properties&quot;:{&quot;formattedCitation&quot;:&quot;(DATASUS, 2005)&quot;,&quot;plainCitation&quot;:&quot;(DATASUS, 2005)&quot;,&quot;noteIndex&quot;:0},&quot;citationItems&quot;:[{&quot;id&quot;:34,&quot;uris&quot;:[&quot;http://zotero.org/users/8713213/items/WJB27FPF&quot;],&quot;itemData&quot;:{&quot;id&quot;:34,&quot;type&quot;:&quot;article-journal&quot;,&quot;title&quot;:&quot;DATASUS&quot;,&quot;URL&quot;:&quot;http://tabnet.datasus.gov.br/tabdata/LivroIDB/2edrev/a16.pdf&quot;,&quot;author&quot;:[{&quot;family&quot;:&quot;DATASUS&quot;,&quot;given&quot;:&quot;&quot;}],&quot;accessed&quot;:{&quot;date-parts&quot;:[[&quot;2023&quot;,2,5]]},&quot;issued&quot;:{&quot;date-parts&quot;:[[&quot;2005&quot;]]}}}],&quot;schema&quot;:&quot;https://github.com/citation-style-language/schema/raw/master/csl-citation.json&quot;} RNDThpBWoNQNY"/>. <text:span text:style-name="T18">A importância desses indicadores está no acompanhamento do grau de dependência econômica de uma determinada população, na sinalização do processo de rejuvenescimento ou de envelhecimento populacional e na formulação de políticas públicas em áreas de interesse, como saúde, educação e previdência social </text:span><text:reference-mark-start text:name="ZOTERO_ITEM CSL_CITATION {&quot;citationID&quot;:&quot;LCa2IGdX&quot;,&quot;properties&quot;:{&quot;formattedCitation&quot;:&quot;(DATASUS, 2005)&quot;,&quot;plainCitation&quot;:&quot;(DATASUS, 2005)&quot;,&quot;noteIndex&quot;:0},&quot;citationItems&quot;:[{&quot;id&quot;:34,&quot;uris&quot;:[&quot;http://zotero.org/users/8713213/items/WJB27FPF&quot;],&quot;itemData&quot;:{&quot;id&quot;:34,&quot;type&quot;:&quot;article-journal&quot;,&quot;title&quot;:&quot;DATASUS&quot;,&quot;URL&quot;:&quot;http://tabnet.datasus.gov.br/tabdata/LivroIDB/2edrev/a16.pdf&quot;,&quot;author&quot;:[{&quot;family&quot;:&quot;DATASUS&quot;,&quot;given&quot;:&quot;&quot;}],&quot;accessed&quot;:{&quot;date-parts&quot;:[[&quot;2023&quot;,2,5]]},&quot;issued&quot;:{&quot;date-parts&quot;:[[&quot;2005&quot;]]}}}],&quot;schema&quot;:&quot;https://github.com/citation-style-language/schema/raw/master/csl-citation.json&quot;} RNDmNjWeYIkiO"/><text:span text:style-name="T18">(DATASUS, 2005)</text:span><text:reference-mark-end text:name="ZOTERO_ITEM CSL_CITATION {&quot;citationID&quot;:&quot;LCa2IGdX&quot;,&quot;properties&quot;:{&quot;formattedCitation&quot;:&quot;(DATASUS, 2005)&quot;,&quot;plainCitation&quot;:&quot;(DATASUS, 2005)&quot;,&quot;noteIndex&quot;:0},&quot;citationItems&quot;:[{&quot;id&quot;:34,&quot;uris&quot;:[&quot;http://zotero.org/users/8713213/items/WJB27FPF&quot;],&quot;itemData&quot;:{&quot;id&quot;:34,&quot;type&quot;:&quot;article-journal&quot;,&quot;title&quot;:&quot;DATASUS&quot;,&quot;URL&quot;:&quot;http://tabnet.datasus.gov.br/tabdata/LivroIDB/2edrev/a16.pdf&quot;,&quot;author&quot;:[{&quot;family&quot;:&quot;DATASUS&quot;,&quot;given&quot;:&quot;&quot;}],&quot;accessed&quot;:{&quot;date-parts&quot;:[[&quot;2023&quot;,2,5]]},&quot;issued&quot;:{&quot;date-parts&quot;:[[&quot;2005&quot;]]}}}],&quot;schema&quot;:&quot;https://github.com/citation-style-language/schema/raw/master/csl-citation.json&quot;} RNDmNjWeYIkiO"/>. <text:span text:style-name="T19">Por meio deste trabalho, busca-se analisar as razões de dependência demográfica brasileira desde o ano de 2000, além de projetar o grau de dependência para as próximas décadas. </text:span><text:span text:style-name="T25">Para tal, foram realizadas análises estatísticas a partir da coleta de dados secundários provenientes dos Censos de 2000, 2010 e 2022, além d</text:span><text:span text:style-name="T26">a</text:span><text:span text:style-name="T25"> projeções populacionais para os próximos anos, ambos realizados pelo Instituto Brasileiro de Geografia e Estatística (IBGE). </text:span><text:span text:style-name="T22">A partir dessas análises foi observado uma diminuição da população de crianças/adolescentes, juntamente com um aumento da população de idosos, caracterizando um processo de transição demográfica. Essas alterações na estrutura etária provocam mudanças de dependência entre os três grupos etários. Com isso, foi verificado que, desde o ano de 2000, houve uma redução da razão de dependência do grupo de crianças/adolescentes e um aumento na razão de dependência de idosos. A </text:span><text:span text:style-name="T24">RDT</text:span><text:span text:style-name="T22"> apresentou queda entre os anos de 2000 e 2020, com o aumento relativo da população com idade ativa em relação à população total, promovendo, assim, uma possibilidade de crescimento econômico impulsionado pelo Bônus Demográfico </text:span><text:reference-mark-start text:name="ZOTERO_ITEM CSL_CITATION {&quot;citationID&quot;:&quot;yFaNNNAY&quot;,&quot;properties&quot;:{&quot;formattedCitation&quot;:&quot;(PEREIMA; PORSSE, 2013)&quot;,&quot;plainCitation&quot;:&quot;(PEREIMA; PORSSE, 2013)&quot;,&quot;noteIndex&quot;:0},&quot;citationItems&quot;:[{&quot;id&quot;:46,&quot;uris&quot;:[&quot;http://zotero.org/users/8713213/items/NG9SBA64&quot;],&quot;itemData&quot;:{&quot;id&quot;:46,&quot;type&quot;:&quot;article-journal&quot;,&quot;abstract&quot;:&quot;Este artigo aborda os efeitos da transição demográfica sobre a capacidade de crescimento das economias e discute o caso da transição demográfica brasileira e destaca os efeitos restritivos que o fim do bônus demográfico e aumento da razão de dependência dos idosos irá impor sobre a taxa de investimento e poupança e, portanto, sobre o crescimento e compara a transição brasileira com o que ocorre no resto do mundo. O artigo faz ainda uma estimativa não paramétrica, usando método Kernel – Epanechnikov para demonstrar as relações não lineares entre razão de dependência de idosos com crescimento do PIB, taxa de investimento e taxa de poupança para uma amostra de 140 países e conclui que a partir de uma razão de dependência de idosos de 8 a taxa de crescimento começa a cair e a partir de uma razão de 12% as taxas de investimento e poupança também caem. O artigo conclui que o caso brasileiro já está muito próximo do ponto de inflexão.&quot;,&quot;container-title&quot;:&quot;Revista Economia &amp; Tecnologia&quot;,&quot;DOI&quot;:&quot;10.5380/ret.v9i1.31407&quot;,&quot;ISSN&quot;:&quot;2238-1988&quot;,&quot;issue&quot;:&quot;1&quot;,&quot;language&quot;:&quot;pt&quot;,&quot;license&quot;:&quot;Direitos autorais&quot;,&quot;note&quot;:&quot;number: 1&quot;,&quot;source&quot;:&quot;revistas.ufpr.br&quot;,&quot;title&quot;:&quot;Transição demográfica, acumulação de capital e progresso tecnológico: desafios para o crescimento brasileiro&quot;,&quot;title-short&quot;:&quot;Transição demográfica, acumulação de capital e progresso tecnológico&quot;,&quot;URL&quot;:&quot;https://revistas.ufpr.br/ret/article/view/31407&quot;,&quot;volume&quot;:&quot;9&quot;,&quot;author&quot;:[{&quot;family&quot;:&quot;Pereima&quot;,&quot;given&quot;:&quot;João Basilio&quot;},{&quot;family&quot;:&quot;Porsse&quot;,&quot;given&quot;:&quot;Alexandre&quot;}],&quot;accessed&quot;:{&quot;date-parts&quot;:[[&quot;2023&quot;,2,3]]},&quot;issued&quot;:{&quot;date-parts&quot;:[[&quot;2013&quot;,4,12]]}}}],&quot;schema&quot;:&quot;https://github.com/citation-style-language/schema/raw/master/csl-citation.json&quot;} RNDZBUEYkiYyD"/><text:span text:style-name="T22">(PEREIMA; PORSSE, 2013)</text:span><text:reference-mark-end text:name="ZOTERO_ITEM CSL_CITATION {&quot;citationID&quot;:&quot;yFaNNNAY&quot;,&quot;properties&quot;:{&quot;formattedCitation&quot;:&quot;(PEREIMA; PORSSE, 2013)&quot;,&quot;plainCitation&quot;:&quot;(PEREIMA; PORSSE, 2013)&quot;,&quot;noteIndex&quot;:0},&quot;citationItems&quot;:[{&quot;id&quot;:46,&quot;uris&quot;:[&quot;http://zotero.org/users/8713213/items/NG9SBA64&quot;],&quot;itemData&quot;:{&quot;id&quot;:46,&quot;type&quot;:&quot;article-journal&quot;,&quot;abstract&quot;:&quot;Este artigo aborda os efeitos da transição demográfica sobre a capacidade de crescimento das economias e discute o caso da transição demográfica brasileira e destaca os efeitos restritivos que o fim do bônus demográfico e aumento da razão de dependência dos idosos irá impor sobre a taxa de investimento e poupança e, portanto, sobre o crescimento e compara a transição brasileira com o que ocorre no resto do mundo. O artigo faz ainda uma estimativa não paramétrica, usando método Kernel – Epanechnikov para demonstrar as relações não lineares entre razão de dependência de idosos com crescimento do PIB, taxa de investimento e taxa de poupança para uma amostra de 140 países e conclui que a partir de uma razão de dependência de idosos de 8 a taxa de crescimento começa a cair e a partir de uma razão de 12% as taxas de investimento e poupança também caem. O artigo conclui que o caso brasileiro já está muito próximo do ponto de inflexão.&quot;,&quot;container-title&quot;:&quot;Revista Economia &amp; Tecnologia&quot;,&quot;DOI&quot;:&quot;10.5380/ret.v9i1.31407&quot;,&quot;ISSN&quot;:&quot;2238-1988&quot;,&quot;issue&quot;:&quot;1&quot;,&quot;language&quot;:&quot;pt&quot;,&quot;license&quot;:&quot;Direitos autorais&quot;,&quot;note&quot;:&quot;number: 1&quot;,&quot;source&quot;:&quot;revistas.ufpr.br&quot;,&quot;title&quot;:&quot;Transição demográfica, acumulação de capital e progresso tecnológico: desafios para o crescimento brasileiro&quot;,&quot;title-short&quot;:&quot;Transição demográfica, acumulação de capital e progresso tecnológico&quot;,&quot;URL&quot;:&quot;https://revistas.ufpr.br/ret/article/view/31407&quot;,&quot;volume&quot;:&quot;9&quot;,&quot;author&quot;:[{&quot;family&quot;:&quot;Pereima&quot;,&quot;given&quot;:&quot;João Basilio&quot;},{&quot;family&quot;:&quot;Porsse&quot;,&quot;given&quot;:&quot;Alexandre&quot;}],&quot;accessed&quot;:{&quot;date-parts&quot;:[[&quot;2023&quot;,2,3]]},&quot;issued&quot;:{&quot;date-parts&quot;:[[&quot;2013&quot;,4,12]]}}}],&quot;schema&quot;:&quot;https://github.com/citation-style-language/schema/raw/master/csl-citation.json&quot;} RNDZBUEYkiYyD"/><text:span text:style-name="T22">, entretanto, segundo as projeções, a RD voltará a aumentar após 2030, devido a diminuição da PEA, indicando o fim do Bônus Demográfico. Esses fatos são de grande importância, uma vez que afetam diretamente o mercado de trabalho e impõem desafios na promoção dos níveis de produtividade do trabalho para a manutenção do crescimento econômico com meios sustentáveis </text:span><text:reference-mark-start text:name="ZOTERO_ITEM CSL_CITATION {&quot;citationID&quot;:&quot;ofAxIuva&quot;,&quot;properties&quot;:{&quot;formattedCitation&quot;:&quot;(IFI, 2019; PEREIMA; PORSSE, 2013)&quot;,&quot;plainCitation&quot;:&quot;(IFI, 2019; PEREIMA; PORSSE, 2013)&quot;,&quot;noteIndex&quot;:0},&quot;citationItems&quot;:[{&quot;id&quot;:35,&quot;uris&quot;:[&quot;http://zotero.org/users/8713213/items/6V44C7FC&quot;],&quot;itemData&quot;:{&quot;id&quot;:35,&quot;type&quot;:&quot;article-journal&quot;,&quot;title&quot;:&quot;RELATÓRIO DE ACOMPANHAMENTO FISCAL&quot;,&quot;URL&quot;:&quot;https://www2.senado.leg.br/bdsf/bitstream/handle/id/554772/RAF26_MAR2019_Diagnostico_Demografico.pdf&quot;,&quot;author&quot;:[{&quot;family&quot;:&quot;IFI&quot;,&quot;given&quot;:&quot;&quot;}],&quot;accessed&quot;:{&quot;date-parts&quot;:[[&quot;2023&quot;,2,5]]},&quot;issued&quot;:{&quot;date-parts&quot;:[[&quot;2019&quot;]]}}},{&quot;id&quot;:46,&quot;uris&quot;:[&quot;http://zotero.org/users/8713213/items/NG9SBA64&quot;],&quot;itemData&quot;:{&quot;id&quot;:46,&quot;type&quot;:&quot;article-journal&quot;,&quot;abstract&quot;:&quot;Este artigo aborda os efeitos da transição demográfica sobre a capacidade de crescimento das economias e discute o caso da transição demográfica brasileira e destaca os efeitos restritivos que o fim do bônus demográfico e aumento da razão de dependência dos idosos irá impor sobre a taxa de investimento e poupança e, portanto, sobre o crescimento e compara a transição brasileira com o que ocorre no resto do mundo. O artigo faz ainda uma estimativa não paramétrica, usando método Kernel – Epanechnikov para demonstrar as relações não lineares entre razão de dependência de idosos com crescimento do PIB, taxa de investimento e taxa de poupança para uma amostra de 140 países e conclui que a partir de uma razão de dependência de idosos de 8 a taxa de crescimento começa a cair e a partir de uma razão de 12% as taxas de investimento e poupança também caem. O artigo conclui que o caso brasileiro já está muito próximo do ponto de inflexão.&quot;,&quot;container-title&quot;:&quot;Revista Economia &amp; Tecnologia&quot;,&quot;DOI&quot;:&quot;10.5380/ret.v9i1.31407&quot;,&quot;ISSN&quot;:&quot;2238-1988&quot;,&quot;issue&quot;:&quot;1&quot;,&quot;language&quot;:&quot;pt&quot;,&quot;license&quot;:&quot;Direitos autorais&quot;,&quot;note&quot;:&quot;number: 1&quot;,&quot;source&quot;:&quot;revistas.ufpr.br&quot;,&quot;title&quot;:&quot;Transição demográfica, acumulação de capital e progresso tecnológico: desafios para o crescimento brasileiro&quot;,&quot;title-short&quot;:&quot;Transição demográfica, acumulação de capital e progresso tecnológico&quot;,&quot;URL&quot;:&quot;https://revistas.ufpr.br/ret/article/view/31407&quot;,&quot;volume&quot;:&quot;9&quot;,&quot;author&quot;:[{&quot;family&quot;:&quot;Pereima&quot;,&quot;given&quot;:&quot;João Basilio&quot;},{&quot;family&quot;:&quot;Porsse&quot;,&quot;given&quot;:&quot;Alexandre&quot;}],&quot;accessed&quot;:{&quot;date-parts&quot;:[[&quot;2023&quot;,2,3]]},&quot;issued&quot;:{&quot;date-parts&quot;:[[&quot;2013&quot;,4,12]]}}}],&quot;schema&quot;:&quot;https://github.com/citation-style-language/schema/raw/master/csl-citation.json&quot;} RNDVuFkfjqTvd"/><text:span text:style-name="T22">(IFI, 2019; PEREIMA; PORSSE, 2013)</text:span><text:reference-mark-end text:name="ZOTERO_ITEM CSL_CITATION {&quot;citationID&quot;:&quot;ofAxIuva&quot;,&quot;properties&quot;:{&quot;formattedCitation&quot;:&quot;(IFI, 2019; PEREIMA; PORSSE, 2013)&quot;,&quot;plainCitation&quot;:&quot;(IFI, 2019; PEREIMA; PORSSE, 2013)&quot;,&quot;noteIndex&quot;:0},&quot;citationItems&quot;:[{&quot;id&quot;:35,&quot;uris&quot;:[&quot;http://zotero.org/users/8713213/items/6V44C7FC&quot;],&quot;itemData&quot;:{&quot;id&quot;:35,&quot;type&quot;:&quot;article-journal&quot;,&quot;title&quot;:&quot;RELATÓRIO DE ACOMPANHAMENTO FISCAL&quot;,&quot;URL&quot;:&quot;https://www2.senado.leg.br/bdsf/bitstream/handle/id/554772/RAF26_MAR2019_Diagnostico_Demografico.pdf&quot;,&quot;author&quot;:[{&quot;family&quot;:&quot;IFI&quot;,&quot;given&quot;:&quot;&quot;}],&quot;accessed&quot;:{&quot;date-parts&quot;:[[&quot;2023&quot;,2,5]]},&quot;issued&quot;:{&quot;date-parts&quot;:[[&quot;2019&quot;]]}}},{&quot;id&quot;:46,&quot;uris&quot;:[&quot;http://zotero.org/users/8713213/items/NG9SBA64&quot;],&quot;itemData&quot;:{&quot;id&quot;:46,&quot;type&quot;:&quot;article-journal&quot;,&quot;abstract&quot;:&quot;Este artigo aborda os efeitos da transição demográfica sobre a capacidade de crescimento das economias e discute o caso da transição demográfica brasileira e destaca os efeitos restritivos que o fim do bônus demográfico e aumento da razão de dependência dos idosos irá impor sobre a taxa de investimento e poupança e, portanto, sobre o crescimento e compara a transição brasileira com o que ocorre no resto do mundo. O artigo faz ainda uma estimativa não paramétrica, usando método Kernel – Epanechnikov para demonstrar as relações não lineares entre razão de dependência de idosos com crescimento do PIB, taxa de investimento e taxa de poupança para uma amostra de 140 países e conclui que a partir de uma razão de dependência de idosos de 8 a taxa de crescimento começa a cair e a partir de uma razão de 12% as taxas de investimento e poupança também caem. O artigo conclui que o caso brasileiro já está muito próximo do ponto de inflexão.&quot;,&quot;container-title&quot;:&quot;Revista Economia &amp; Tecnologia&quot;,&quot;DOI&quot;:&quot;10.5380/ret.v9i1.31407&quot;,&quot;ISSN&quot;:&quot;2238-1988&quot;,&quot;issue&quot;:&quot;1&quot;,&quot;language&quot;:&quot;pt&quot;,&quot;license&quot;:&quot;Direitos autorais&quot;,&quot;note&quot;:&quot;number: 1&quot;,&quot;source&quot;:&quot;revistas.ufpr.br&quot;,&quot;title&quot;:&quot;Transição demográfica, acumulação de capital e progresso tecnológico: desafios para o crescimento brasileiro&quot;,&quot;title-short&quot;:&quot;Transição demográfica, acumulação de capital e progresso tecnológico&quot;,&quot;URL&quot;:&quot;https://revistas.ufpr.br/ret/article/view/31407&quot;,&quot;volume&quot;:&quot;9&quot;,&quot;author&quot;:[{&quot;family&quot;:&quot;Pereima&quot;,&quot;given&quot;:&quot;João Basilio&quot;},{&quot;family&quot;:&quot;Porsse&quot;,&quot;given&quot;:&quot;Alexandre&quot;}],&quot;accessed&quot;:{&quot;date-parts&quot;:[[&quot;2023&quot;,2,3]]},&quot;issued&quot;:{&quot;date-parts&quot;:[[&quot;2013&quot;,4,12]]}}}],&quot;schema&quot;:&quot;https://github.com/citation-style-language/schema/raw/master/csl-citation.json&quot;} RNDVuFkfjqTvd"/><text:span text:style-name="T22">. Ainda, é necessário definir e implantar políticas públicas de maneira que as oportunidades possam ser criadas e aproveitadas no enfrentamento dos desafios gerados pelo novo padrão demográfico </text:span><text:reference-mark-start text:name="ZOTERO_ITEM CSL_CITATION {&quot;citationID&quot;:&quot;cGosefiN&quot;,&quot;properties&quot;:{&quot;formattedCitation&quot;:&quot;(CARVALHO; RODR\\uc0\\u205{}GUEZ-WONG, 2008)&quot;,&quot;plainCitation&quot;:&quot;(CARVALHO; RODRÍGUEZ-WONG, 2008)&quot;,&quot;noteIndex&quot;:0},&quot;citationItems&quot;:[{&quot;id&quot;:43,&quot;uris&quot;:[&quot;http://zotero.org/users/8713213/items/PWIQNGHI&quot;],&quot;itemData&quot;:{&quot;id&quot;:43,&quot;type&quot;:&quot;article-journal&quot;,&quot;abstract&quot;:&quot;A trajetória da população brasileira, na primeira metade deste século, tanto em termos de seu volume, quanto de sua estrutura etária, já está praticamente definida, pois, tanto a transição de mortalidade quanto a da fecundidade já se encontram muito avançadas. Enquanto a população idosa (65 e mais anos de idade) aumentará a taxas altas (entre 2% e 4% ao ano), a população jovem tenderá a decrescer. Segundo projeções das Nações Unidas, de 3,1% da população total, em 1970, a população idosa brasileira deverá passar a aproximadamente 19%, em 2050. Paralelamente, conviverão dentro das populações jovem e adulta subgrupos etários com crescimento negativo e positivo. A transição etária brasileira gera oportunidades e desafios que, se não aproveitados e enfrentados, no momento devido, levará o país a seriíssimos problemas, nas próximas décadas.\n          , \n            Brazil is currently in an advanced stage of both the mortality and fertility transitions, which allows one to confidently forecast the age distribution and population size over the next four decades. Whereas the elderly population (&gt; 65 years) will increase at high rates (2-4% per year), the young population will decline. According to United Nations projections, the elderly population will increase from 3.1% of the population in 1970 to 19% in 2050. Meanwhile, within the young and adult populations, growth rates will vary among different age groups, ranging from negative to positive values. The changing age distribution of the Brazilian population brings opportunities and challenges that could lead to serious social and economic issues if not dealt with properly in the coming decades.&quot;,&quot;container-title&quot;:&quot;Cadernos de Saúde Pública&quot;,&quot;DOI&quot;:&quot;10.1590/S0102-311X2008000300013&quot;,&quot;ISSN&quot;:&quot;0102-311X&quot;,&quot;issue&quot;:&quot;3&quot;,&quot;journalAbbreviation&quot;:&quot;Cad. Saúde Pública&quot;,&quot;language&quot;:&quot;pt&quot;,&quot;page&quot;:&quot;597-605&quot;,&quot;source&quot;:&quot;DOI.org (Crossref)&quot;,&quot;title&quot;:&quot;A transição da estrutura etária da população brasileira na primeira metade do século XXI&quot;,&quot;volume&quot;:&quot;24&quot;,&quot;author&quot;:[{&quot;family&quot;:&quot;Carvalho&quot;,&quot;given&quot;:&quot;José Alberto Magno&quot;,&quot;dropping-particle&quot;:&quot;de&quot;},{&quot;family&quot;:&quot;Rodríguez-Wong&quot;,&quot;given&quot;:&quot;Laura L.&quot;}],&quot;issued&quot;:{&quot;date-parts&quot;:[[&quot;2008&quot;,3]]}}}],&quot;schema&quot;:&quot;https://github.com/citation-style-language/schema/raw/master/csl-citation.json&quot;} RNDemmXHloWQn"/><text:span text:style-name="T28">(CARVALHO; RODR</text:span><text:span text:style-name="T27">ÍGUEZ-WONG, 2008)</text:span><text:reference-mark-end text:name="ZOTERO_ITEM CSL_CITATION {&quot;citationID&quot;:&quot;cGosefiN&quot;,&quot;properties&quot;:{&quot;formattedCitation&quot;:&quot;(CARVALHO; RODR\\uc0\\u205{}GUEZ-WONG, 2008)&quot;,&quot;plainCitation&quot;:&quot;(CARVALHO; RODRÍGUEZ-WONG, 2008)&quot;,&quot;noteIndex&quot;:0},&quot;citationItems&quot;:[{&quot;id&quot;:43,&quot;uris&quot;:[&quot;http://zotero.org/users/8713213/items/PWIQNGHI&quot;],&quot;itemData&quot;:{&quot;id&quot;:43,&quot;type&quot;:&quot;article-journal&quot;,&quot;abstract&quot;:&quot;A trajetória da população brasileira, na primeira metade deste século, tanto em termos de seu volume, quanto de sua estrutura etária, já está praticamente definida, pois, tanto a transição de mortalidade quanto a da fecundidade já se encontram muito avançadas. Enquanto a população idosa (65 e mais anos de idade) aumentará a taxas altas (entre 2% e 4% ao ano), a população jovem tenderá a decrescer. Segundo projeções das Nações Unidas, de 3,1% da população total, em 1970, a população idosa brasileira deverá passar a aproximadamente 19%, em 2050. Paralelamente, conviverão dentro das populações jovem e adulta subgrupos etários com crescimento negativo e positivo. A transição etária brasileira gera oportunidades e desafios que, se não aproveitados e enfrentados, no momento devido, levará o país a seriíssimos problemas, nas próximas décadas.\n          , \n            Brazil is currently in an advanced stage of both the mortality and fertility transitions, which allows one to confidently forecast the age distribution and population size over the next four decades. Whereas the elderly population (&gt; 65 years) will increase at high rates (2-4% per year), the young population will decline. According to United Nations projections, the elderly population will increase from 3.1% of the population in 1970 to 19% in 2050. Meanwhile, within the young and adult populations, growth rates will vary among different age groups, ranging from negative to positive values. The changing age distribution of the Brazilian population brings opportunities and challenges that could lead to serious social and economic issues if not dealt with properly in the coming decades.&quot;,&quot;container-title&quot;:&quot;Cadernos de Saúde Pública&quot;,&quot;DOI&quot;:&quot;10.1590/S0102-311X2008000300013&quot;,&quot;ISSN&quot;:&quot;0102-311X&quot;,&quot;issue&quot;:&quot;3&quot;,&quot;journalAbbreviation&quot;:&quot;Cad. Saúde Pública&quot;,&quot;language&quot;:&quot;pt&quot;,&quot;page&quot;:&quot;597-605&quot;,&quot;source&quot;:&quot;DOI.org (Crossref)&quot;,&quot;title&quot;:&quot;A transição da estrutura etária da população brasileira na primeira metade do século XXI&quot;,&quot;volume&quot;:&quot;24&quot;,&quot;author&quot;:[{&quot;family&quot;:&quot;Carvalho&quot;,&quot;given&quot;:&quot;José Alberto Magno&quot;,&quot;dropping-particle&quot;:&quot;de&quot;},{&quot;family&quot;:&quot;Rodríguez-Wong&quot;,&quot;given&quot;:&quot;Laura L.&quot;}],&quot;issued&quot;:{&quot;date-parts&quot;:[[&quot;2008&quot;,3]]}}}],&quot;schema&quot;:&quot;https://github.com/citation-style-language/schema/raw/master/csl-citation.json&quot;} RNDemmXHloWQn"/>.<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face style:name="Arial Narrow" svg:font-family="'Arial Narrow'" style:font-family-generic="roman"/>
    <style:font-face style:name="Arial1" svg:font-family="Arial" style:font-family-generic="swiss"/>
    <style:font-face style:name="Arial2" svg:font-family="Arial" style:font-family-generic="system" style:font-pitch="variable"/>
    <style:font-face style:name="Liberation Sans" svg:font-family="'Liberation Sans'" style:font-family-generic="roman"/>
    <style:font-face style:name="Liberation Sans1"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roman"/>
    <style:font-face style:name="Tahoma1" svg:font-family="Tahoma" style:font-family-generic="system" style:font-pitch="variable"/>
    <style:font-face style:name="Times New Roman" svg:font-family="'Times New Roman'" style:font-family-generic="roman"/>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Times New Roman" fo:font-size="10pt" fo:language="pt" fo:country="BR" style:letter-kerning="false" style:font-name-asian="Times New Roman1" style:font-size-asian="10pt" style:language-asian="pt" style:country-asian="BR"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fo:font-size="12pt" style:font-size-asian="12pt" style:language-asian="zh" style:country-asian="CN" style:font-size-complex="12pt"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complex="Mangal" style:font-family-complex="Mangal"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font-family-generic-complex="system" style:font-pitch-complex="variable"/>
    </style:style>
    <style:style style:name="Heading_20_1" style:display-name="Heading 1" style:family="paragraph" style:parent-style-name="Título1"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Título1" style:next-style-name="Text_20_body" style:default-outline-level="2" style:list-style-name="WWNum1" style:list-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Título1" style:next-style-name="Text_20_body" style:default-outline-level="3" style:list-style-name="WWNum1" style:list-level="3" style:class="text">
      <style:paragraph-properties fo:margin-top="0.247cm" fo:margin-bottom="0.212cm" style:contextual-spacing="false"/>
      <style:text-properties fo:font-weight="bold" style:font-weight-asian="bold" style:font-weight-complex="bold"/>
    </style:style>
    <style:style style:name="Título1" style:family="paragraph" style:parent-style-name="Standard" style:next-style-name="Text_20_body">
      <style:paragraph-properties fo:margin-top="0.423cm" fo:margin-bottom="0.212cm" style:contextual-spacing="false" fo:keep-with-next="always"/>
      <style:text-properties style:font-name="Liberation Sans" fo:font-family="'Liberation Sans'" style:font-family-generic="roman"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tyle="italic" style:font-style-asian="italic" style:font-name-complex="Mangal" style:font-family-complex="Mangal" style:font-family-generic-complex="system" style:font-pitch-complex="variable" style:font-style-complex="italic"/>
    </style:style>
    <style:style style:name="Header_20_and_20_Footer" style:display-name="Header and Footer" style:family="paragraph" style:parent-style-name="Standard" style:class="extra"/>
    <style:style style:name="Header" style:family="paragraph" style:parent-style-name="Standard" loext:linked-style-name="Cabeçalho_20_Char"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Título1"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Título1"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Balloon_20_Text" style:display-name="Balloon Text" style:family="paragraph" style:parent-style-name="Standard" loext:linked-style-name="Texto_20_de_20_balão_20_Char">
      <style:text-properties style:font-name="Tahoma" fo:font-family="Tahoma" style:font-family-generic="roman"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onte_20_parág._20_padrão1" style:display-name="Fonte parág. padrão1" style:family="text"/>
    <style:style style:name="Strong" style:family="text">
      <style:text-properties fo:font-weight="bold" style:font-weight-asian="bold" style:font-weight-complex="bold"/>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text-properties fo:color="#800080" loext:opacity="100%" style:text-underline-style="solid" style:text-underline-width="auto" style:text-underline-color="font-color"/>
    </style:style>
    <style:style style:name="Texto_20_de_20_balão_20_Char" style:display-name="Texto de balão Char" style:family="text" style:parent-style-name="Default_20_Paragraph_20_Font" loext:linked-style-name="Balloon_20_Text">
      <style:text-properties style:font-name="Tahoma" fo:font-family="Tahoma" style:font-family-generic="roman" fo:font-size="8pt" style:font-size-asian="8pt" style:language-asian="zh" style:country-asian="CN" style:font-name-complex="Tahoma1" style:font-family-complex="Tahoma" style:font-family-generic-complex="system" style:font-pitch-complex="variable" style:font-size-complex="8pt"/>
    </style:style>
    <style:style style:name="Cabeçalho_20_Char" style:display-name="Cabeçalho Char" style:family="text" style:parent-style-name="Default_20_Paragraph_20_Font">
      <style:text-properties fo:font-size="12pt" style:font-size-asian="12pt" style:language-asian="zh" style:country-asian="CN"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ListLabel_20_2"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ListLabel_20_3"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ListLabel_20_4"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ListLabel_20_5"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ListLabel_20_6"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ListLabel_20_7"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ListLabel_20_8"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ListLabel_20_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501cm" fo:margin-right="2.999cm" fo:text-align="center" style:justify-single-word="false" fo:text-indent="0cm" style:auto-text-indent="false">
        <style:tab-stops>
          <style:tab-stop style:position="7.795cm" style:type="center"/>
          <style:tab-stop style:position="15.002cm"/>
          <style:tab-stop style:position="15.589cm" style:type="right"/>
        </style:tab-stops>
      </style:paragraph-properties>
    </style:style>
    <style:style style:name="MP2" style:family="paragraph" style:parent-style-name="Header">
      <style:paragraph-properties fo:margin-left="0.501cm" fo:margin-right="2.999cm" fo:text-align="center" style:justify-single-word="false" fo:text-indent="0cm" style:auto-text-indent="false"/>
    </style:style>
    <style:style style:name="MP3" style:family="paragraph" style:parent-style-name="Footer">
      <style:paragraph-properties fo:text-align="center" style:justify-single-word="false"/>
    </style:style>
    <style:style style:name="MT1" style:family="text">
      <style:text-properties style:font-name="Arial Narrow" fo:font-weight="bold" style:font-weight-asian="bold" style:font-name-complex="Arial2"/>
    </style:style>
    <style:style style:name="MT2" style:family="text">
      <style:text-properties style:font-name="Arial" style:font-name-complex="Arial2"/>
    </style:style>
    <style:style style:name="MT3" style:family="text">
      <style:text-properties fo:color="#333333" loext:opacity="100%" fo:font-size="10pt" style:font-size-asian="10pt" style:font-size-complex="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page-layout style:name="Mpm1">
      <style:page-layout-properties fo:page-width="21.001cm" fo:page-height="29.7cm" style:num-format="1" style:print-orientation="portrait" fo:margin-top="0.9cm" fo:margin-bottom="0.801cm" fo:margin-left="3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02cm" fo:margin-left="0cm" fo:margin-right="0cm" fo:margin-bottom="1.501cm" style:dynamic-spacing="true"/>
      </style:header-style>
      <style:footer-style>
        <style:header-footer-properties fo:min-height="1.7cm" fo:margin-left="0cm" fo:margin-right="0cm" fo:margin-top="1.6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header>
        <text:p text:style-name="MP1"><draw:frame draw:style-name="Mfr1" draw:name="Imagem 1" text:anchor-type="char" svg:x="-0.857cm" svg:y="-0.18cm" svg:width="2.499cm" svg:height="2.432cm" draw:z-index="0"><draw:image xlink:href="Pictures/1000000000000128000001209C7A4C1C106D2EB5.jpg" xlink:type="simple" xlink:show="embed" xlink:actuate="onLoad" draw:mime-type="image/jpeg"/></draw:frame><draw:frame draw:style-name="Mfr1" draw:name="Imagem 3" text:anchor-type="char" svg:x="11.578cm" svg:y="0.148cm" svg:width="4.598cm" svg:height="1.637cm" draw:z-index="1"><draw:image xlink:href="Pictures/10000001000006720000022E707522E9F9E02DDD.png" xlink:type="simple" xlink:show="embed" xlink:actuate="onLoad" draw:mime-type="image/png"/><svg:desc>C:\Users\user\Documents\JAI_2023\UNIDADE DE COMUNICAÇÃO INTEGRADA\LOGO_JAI principal@2x.png</svg:desc></draw:frame><text:span text:style-name="MT1">UNIVERSIDADE FEDERAL DE SANTA MARIA</text:span><text:span text:style-name="MT1"/></text:p>
        <text:p text:style-name="MP1"><text:span text:style-name="MT1">PRÓ-REITORIA DE PÓS-GRADUAÇÃO E PESQUISA</text:span><text:span text:style-name="MT1"/></text:p>
        <text:p text:style-name="MP2"><text:span text:style-name="MT1">COORDENADORIA DE PESQUISA</text:span><text:span text:style-name="MT1"/></text:p>
        <text:p text:style-name="MP2"><text:span text:style-name="MT1">NÚCLEO DE GERÊNCIA DE INICIAÇÃO CIENTÍFICA</text:span><text:span text:style-name="MT2"/></text:p>
        <text:p text:style-name="Header"/>
        <text:p text:style-name="Header"/>
      </style:header>
      <style:footer>
        <text:p text:style-name="MP3"><text:span text:style-name="MT3">38ª Jornada Acadêmica Integrada - JAI</text:span><text:span text:style-name="MT3"/></text:p>
        <text:p text:style-name="MP3"><text:span text:style-name="MT3">Universidade Federal de Santa Maria – 23 a 27 de outubro de 2023.</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ESCREVA AQUI O TÍTULO DO TRABALHO, QUE DEVE SER CLARO E CONCISO, REFLETINDO SEU CONTEÚDO</dc:title>
    <meta:initial-creator>User</meta:initial-creator>
    <meta:editing-cycles>19</meta:editing-cycles>
    <meta:print-date>2023-06-06T12:24:00</meta:print-date>
    <meta:creation-date>2023-06-06T12:17:00</meta:creation-date>
    <dc:date>2023-08-27T18:15:22.119000000</dc:date>
    <meta:editing-duration>PT1H41M31S</meta:editing-duration>
    <meta:generator>LibreOffice/7.5.3.2$Windows_X86_64 LibreOffice_project/9f56dff12ba03b9acd7730a5a481eea045e468f3</meta:generator>
    <meta:document-statistic meta:table-count="0" meta:image-count="2" meta:object-count="0" meta:page-count="1" meta:paragraph-count="10" meta:word-count="575" meta:character-count="3794" meta:non-whitespace-character-count="3223"/>
    <meta:user-defined meta:name="AppVersion">14.0000</meta:user-defined>
    <meta:user-defined meta:name="ZOTERO_PREF_1">&lt;data data-version="3" zotero-version="6.0.26"&gt;&lt;session id="DOQ2Iz98"/&gt;&lt;style id="http://www.zotero.org/styles/associacao-brasileira-de-normas-tecnicas" hasBibliography="1" bibliographyStyleHasBeenSet="0"/&gt;&lt;prefs&gt;&lt;pref name="fieldType" value="ReferenceMar</meta:user-defined>
    <meta:user-defined meta:name="ZOTERO_PREF_2">k"/&gt;&lt;/prefs&gt;&lt;/data&gt;</meta:user-defined>
    <meta:template xlink:type="simple" xlink:actuate="onRequest" xlink:title="Normal" xlink:href=""/>
  </office:meta>
</office:document-meta>
</file>